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318cm" fo:margin-left="-0.106cm" fo:margin-top="0cm" fo:margin-bottom="0cm" table:align="left"/>
    </style:style>
    <style:style style:name="Table1.A" style:family="table-column">
      <style:table-column-properties style:column-width="2.318cm"/>
    </style:style>
    <style:style style:name="Table1.1" style:family="table-row">
      <style:table-row-properties style:min-row-height="0.487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style:font-name="Abyssinica SIL" fo:font-size="16pt" officeooo:rsid="001a54f6" officeooo:paragraph-rsid="001a54f6" style:font-size-asian="16pt" style:font-size-complex="16pt"/>
    </style:style>
    <style:style style:name="P2" style:family="paragraph" style:parent-style-name="Standard">
      <style:text-properties style:font-name="Abyssinica SIL" fo:font-size="16pt" officeooo:rsid="001a54f6" officeooo:paragraph-rsid="001b0a41" style:font-size-asian="16pt" style:font-size-complex="16pt"/>
    </style:style>
    <style:style style:name="P3" style:family="paragraph" style:parent-style-name="Standard">
      <style:text-properties style:font-name="Abyssinica SIL" fo:font-size="16pt" officeooo:rsid="001a54f6" officeooo:paragraph-rsid="001c8029" style:font-size-asian="16pt" style:font-size-complex="16pt"/>
    </style:style>
    <style:style style:name="P4" style:family="paragraph" style:parent-style-name="Standard">
      <style:text-properties style:font-name="Abyssinica SIL" fo:font-size="16pt" officeooo:rsid="001a54f6" officeooo:paragraph-rsid="002932aa" style:font-size-asian="16pt" style:font-size-complex="16pt"/>
    </style:style>
    <style:style style:name="P5" style:family="paragraph" style:parent-style-name="Standard">
      <style:text-properties style:font-name="Abyssinica SIL" fo:font-size="16pt" officeooo:rsid="001a54f6" officeooo:paragraph-rsid="0031c0b4" style:font-size-asian="16pt" style:font-size-complex="16pt"/>
    </style:style>
    <style:style style:name="P6" style:family="paragraph" style:parent-style-name="Standard">
      <style:text-properties style:font-name="Abyssinica SIL" fo:font-size="16pt" officeooo:rsid="001a54f6" officeooo:paragraph-rsid="0044e2bc" style:font-size-asian="16pt" style:font-size-complex="16pt"/>
    </style:style>
    <style:style style:name="P7" style:family="paragraph" style:parent-style-name="Standard">
      <style:text-properties style:font-name="Abyssinica SIL" fo:font-size="16pt" officeooo:rsid="001a54f6" officeooo:paragraph-rsid="004c23b3" style:font-size-asian="16pt" style:font-size-complex="16pt"/>
    </style:style>
    <style:style style:name="P8" style:family="paragraph" style:parent-style-name="Standard">
      <style:text-properties style:font-name="Abyssinica SIL" fo:font-size="16pt" officeooo:rsid="001a54f6" officeooo:paragraph-rsid="004d82e6" style:font-size-asian="16pt" style:font-size-complex="16pt"/>
    </style:style>
    <style:style style:name="P9" style:family="paragraph" style:parent-style-name="Standard">
      <style:text-properties style:font-name="Abyssinica SIL" fo:font-size="16pt" officeooo:rsid="001a54f6" officeooo:paragraph-rsid="00509d70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Abyssinica SIL" fo:font-size="16pt" officeooo:rsid="001a54f6" officeooo:paragraph-rsid="0031c0b4" style:font-size-asian="16pt" style:font-size-complex="16pt"/>
    </style:style>
    <style:style style:name="P11" style:family="paragraph" style:parent-style-name="Standard">
      <style:text-properties style:font-name="Abyssinica SIL" fo:font-size="16pt" officeooo:rsid="001a54f6" officeooo:paragraph-rsid="009eb5c7" style:font-size-asian="16pt" style:font-size-complex="16pt"/>
    </style:style>
    <style:style style:name="P12" style:family="paragraph" style:parent-style-name="Standard">
      <style:text-properties style:font-name="Abyssinica SIL" fo:font-size="16pt" officeooo:rsid="001d8f0d" officeooo:paragraph-rsid="001d8f0d" style:font-size-asian="16pt" style:font-size-complex="16pt"/>
    </style:style>
    <style:style style:name="P13" style:family="paragraph" style:parent-style-name="Standard">
      <style:text-properties style:font-name="Abyssinica SIL" fo:font-size="16pt" officeooo:rsid="001d8f0d" officeooo:paragraph-rsid="00dbe4dd" style:font-size-asian="16pt" style:font-size-complex="16pt"/>
    </style:style>
    <style:style style:name="P14" style:family="paragraph" style:parent-style-name="Standard">
      <style:text-properties style:font-name="Abyssinica SIL" fo:font-size="16pt" officeooo:rsid="001d8f0d" officeooo:paragraph-rsid="00ddcb89" style:font-size-asian="16pt" style:font-size-complex="16pt"/>
    </style:style>
    <style:style style:name="P15" style:family="paragraph" style:parent-style-name="Standard">
      <style:text-properties style:font-name="Abyssinica SIL" fo:font-size="16pt" officeooo:rsid="001d8f0d" officeooo:paragraph-rsid="00e3bce8" style:font-size-asian="16pt" style:font-size-complex="16pt"/>
    </style:style>
    <style:style style:name="P16" style:family="paragraph" style:parent-style-name="Standard">
      <style:text-properties style:font-name="Abyssinica SIL" fo:font-size="16pt" officeooo:rsid="004304d7" officeooo:paragraph-rsid="0031c0b4" style:font-size-asian="16pt" style:font-size-complex="16pt"/>
    </style:style>
    <style:style style:name="P17" style:family="paragraph" style:parent-style-name="Standard">
      <style:text-properties style:font-name="Abyssinica SIL" fo:font-size="16pt" officeooo:rsid="004d82e6" officeooo:paragraph-rsid="004d82e6" style:font-size-asian="16pt" style:font-size-complex="16pt"/>
    </style:style>
    <style:style style:name="P18" style:family="paragraph" style:parent-style-name="Standard">
      <style:text-properties style:font-name="Abyssinica SIL" fo:font-size="16pt" officeooo:rsid="004f73db" officeooo:paragraph-rsid="0031c0b4" style:font-size-asian="16pt" style:font-size-complex="16pt"/>
    </style:style>
    <style:style style:name="P19" style:family="paragraph" style:parent-style-name="Standard">
      <style:text-properties style:font-name="Abyssinica SIL" fo:font-size="16pt" officeooo:rsid="004f73db" officeooo:paragraph-rsid="00509d70" style:font-size-asian="16pt" style:font-size-complex="16pt"/>
    </style:style>
    <style:style style:name="P20" style:family="paragraph" style:parent-style-name="Standard">
      <style:text-properties style:font-name="Abyssinica SIL" fo:font-size="16pt" fo:font-weight="bold" officeooo:rsid="001a54f6" officeooo:paragraph-rsid="001f426f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Abyssinica SIL" fo:font-size="16pt" fo:font-weight="bold" officeooo:rsid="001a54f6" officeooo:paragraph-rsid="002932aa" style:font-size-asian="16pt" style:font-weight-asian="bold" style:font-size-complex="16pt" style:font-weight-complex="bold"/>
    </style:style>
    <style:style style:name="P22" style:family="paragraph" style:parent-style-name="Standard">
      <style:text-properties style:font-name="Abyssinica SIL" fo:font-size="16pt" fo:font-weight="bold" officeooo:rsid="001a54f6" officeooo:paragraph-rsid="0031c0b4" style:font-size-asian="16pt" style:font-weight-asian="bold" style:font-size-complex="16pt" style:font-weight-complex="bold"/>
    </style:style>
    <style:style style:name="P23" style:family="paragraph" style:parent-style-name="Standard">
      <style:text-properties style:font-name="Abyssinica SIL" fo:font-size="16pt" fo:font-weight="bold" officeooo:rsid="001a54f6" officeooo:paragraph-rsid="00568cd4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Abyssinica SIL" fo:font-size="16pt" fo:font-weight="bold" officeooo:rsid="001a54f6" officeooo:paragraph-rsid="006234d7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byssinica SIL" fo:font-size="16pt" fo:font-weight="bold" officeooo:rsid="001a54f6" officeooo:paragraph-rsid="001f942f" style:font-size-asian="16pt" style:font-weight-asian="bold" style:font-size-complex="16pt" style:font-weight-complex="bold"/>
    </style:style>
    <style:style style:name="P26" style:family="paragraph" style:parent-style-name="Standard">
      <style:text-properties style:font-name="Abyssinica SIL" fo:font-size="16pt" fo:font-weight="bold" officeooo:rsid="002203a2" officeooo:paragraph-rsid="002203a2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Abyssinica SIL" fo:font-size="16pt" fo:font-weight="bold" officeooo:rsid="002203a2" officeooo:paragraph-rsid="002653ac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Abyssinica SIL" fo:font-size="16pt" fo:font-weight="bold" officeooo:rsid="002203a2" officeooo:paragraph-rsid="00274cf7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Abyssinica SIL" fo:font-size="16pt" fo:font-weight="bold" officeooo:rsid="004304d7" officeooo:paragraph-rsid="0031c0b4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Abyssinica SIL" fo:font-size="16pt" fo:font-weight="bold" officeooo:rsid="001a54f6" officeooo:paragraph-rsid="002932aa" fo:background-color="#1b75bc" style:font-size-asian="16pt" style:font-weight-asian="bold" style:font-size-complex="16pt" style:font-weight-complex="bold"/>
    </style:style>
    <style:style style:name="P31" style:family="paragraph" style:parent-style-name="Standard">
      <style:text-properties style:font-name="Abyssinica SIL" fo:font-size="16pt" fo:font-weight="bold" officeooo:rsid="001a54f6" officeooo:paragraph-rsid="0031c0b4" fo:background-color="#87d1d1" style:font-size-asian="16pt" style:font-weight-asian="bold" style:font-size-complex="16pt" style:font-weight-complex="bold"/>
    </style:style>
    <style:style style:name="P32" style:family="paragraph" style:parent-style-name="Standard">
      <style:text-properties style:font-name="Abyssinica SIL" fo:font-size="16pt" fo:font-weight="bold" officeooo:rsid="001a54f6" officeooo:paragraph-rsid="001f426f" fo:background-color="#87d1d1" style:font-size-asian="16pt" style:font-weight-asian="bold" style:font-size-complex="16pt" style:font-weight-complex="bold"/>
    </style:style>
    <style:style style:name="P33" style:family="paragraph" style:parent-style-name="Standard">
      <style:text-properties style:font-name="Abyssinica SIL" fo:font-size="16pt" fo:font-weight="bold" officeooo:rsid="001a54f6" officeooo:paragraph-rsid="001e1df7" fo:background-color="#87d1d1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Abyssinica SIL" fo:font-size="16pt" fo:font-weight="bold" officeooo:rsid="001a54f6" officeooo:paragraph-rsid="00996266" fo:background-color="#87d1d1" style:font-size-asian="16pt" style:font-weight-asian="bold" style:font-size-complex="16pt" style:font-weight-complex="bold"/>
    </style:style>
    <style:style style:name="P35" style:family="paragraph" style:parent-style-name="Standard">
      <style:text-properties style:font-name="Abyssinica SIL" fo:font-size="16pt" fo:font-weight="bold" officeooo:rsid="00b51662" officeooo:paragraph-rsid="00b6b871" fo:background-color="#87d1d1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Abyssinica SIL" fo:font-size="16pt" fo:font-weight="normal" officeooo:rsid="001a54f6" officeooo:paragraph-rsid="001e1df7" style:font-size-asian="16pt" style:font-weight-asian="normal" style:font-size-complex="16pt" style:font-weight-complex="normal"/>
    </style:style>
    <style:style style:name="P37" style:family="paragraph" style:parent-style-name="Standard">
      <style:text-properties style:font-name="Abyssinica SIL" fo:font-size="16pt" fo:font-weight="normal" officeooo:rsid="001a54f6" officeooo:paragraph-rsid="00e652bd" style:font-size-asian="16pt" style:font-weight-asian="normal" style:font-size-complex="16pt" style:font-weight-complex="normal"/>
    </style:style>
    <style:style style:name="P38" style:family="paragraph" style:parent-style-name="Standard">
      <style:text-properties style:font-name="Abyssinica SIL" fo:font-size="16pt" fo:font-weight="normal" officeooo:rsid="001e5240" officeooo:paragraph-rsid="001e5240" style:font-size-asian="16pt" style:font-weight-asian="normal" style:font-size-complex="16pt" style:font-weight-complex="normal"/>
    </style:style>
    <style:style style:name="P39" style:family="paragraph" style:parent-style-name="Standard">
      <style:text-properties style:font-name="Abyssinica SIL" fo:font-size="16pt" fo:font-weight="normal" officeooo:rsid="001f942f" officeooo:paragraph-rsid="001f942f" style:font-size-asian="16pt" style:font-weight-asian="normal" style:font-size-complex="16pt" style:font-weight-complex="normal"/>
    </style:style>
    <style:style style:name="P40" style:family="paragraph" style:parent-style-name="Standard">
      <style:text-properties style:font-name="Abyssinica SIL" fo:font-size="16pt" fo:font-weight="normal" officeooo:rsid="002653ac" officeooo:paragraph-rsid="00274cf7" style:font-size-asian="16pt" style:font-weight-asian="normal" style:font-size-complex="16pt" style:font-weight-complex="normal"/>
    </style:style>
    <style:style style:name="P41" style:family="paragraph" style:parent-style-name="Standard">
      <style:text-properties style:font-name="Abyssinica SIL" fo:font-size="16pt" fo:font-weight="normal" officeooo:rsid="001b0a41" officeooo:paragraph-rsid="002932aa" style:font-size-asian="16pt" style:font-weight-asian="normal" style:font-size-complex="16pt" style:font-weight-complex="normal"/>
    </style:style>
    <style:style style:name="P42" style:family="paragraph" style:parent-style-name="Standard">
      <style:text-properties style:font-name="Abyssinica SIL" fo:font-size="16pt" fo:font-weight="normal" officeooo:rsid="00408122" officeooo:paragraph-rsid="00408122" style:font-size-asian="16pt" style:font-weight-asian="normal" style:font-size-complex="16pt" style:font-weight-complex="normal"/>
    </style:style>
    <style:style style:name="P43" style:family="paragraph" style:parent-style-name="Standard">
      <style:text-properties style:font-name="Abyssinica SIL" fo:font-size="16pt" fo:font-weight="normal" officeooo:rsid="006af9b4" officeooo:paragraph-rsid="0031c0b4" style:font-size-asian="16pt" style:font-weight-asian="normal" style:font-size-complex="16pt" style:font-weight-complex="normal"/>
    </style:style>
    <style:style style:name="P44" style:family="paragraph" style:parent-style-name="Standard">
      <style:text-properties style:font-name="Abyssinica SIL" fo:font-size="16pt" fo:font-weight="normal" officeooo:rsid="008e3a38" style:font-size-asian="16pt" style:font-weight-asian="normal" style:font-size-complex="16pt" style:font-weight-complex="normal"/>
    </style:style>
    <style:style style:name="P45" style:family="paragraph" style:parent-style-name="Standard">
      <style:text-properties style:font-name="Abyssinica SIL" fo:font-size="16pt" fo:font-weight="normal" officeooo:rsid="00a304a8" officeooo:paragraph-rsid="00a304a8" fo:background-color="#ffffff" style:font-size-asian="16pt" style:font-weight-asian="normal" style:font-size-complex="16pt" style:font-weight-complex="normal"/>
    </style:style>
    <style:style style:name="P46" style:family="paragraph" style:parent-style-name="Standard">
      <style:text-properties style:font-name="Abyssinica SIL" fo:font-size="16pt" fo:font-weight="normal" officeooo:rsid="00a4cfbf" officeooo:paragraph-rsid="00a4cfbf" fo:background-color="#ffffff" style:font-size-asian="16pt" style:font-weight-asian="normal" style:font-size-complex="16pt" style:font-weight-complex="normal"/>
    </style:style>
    <style:style style:name="P47" style:family="paragraph" style:parent-style-name="Standard">
      <style:text-properties style:font-name="Abyssinica SIL" fo:font-size="16pt" fo:font-weight="normal" officeooo:rsid="00a6e507" officeooo:paragraph-rsid="00a6e507" fo:background-color="#ffffff" style:font-size-asian="16pt" style:font-weight-asian="normal" style:font-size-complex="16pt" style:font-weight-complex="normal"/>
    </style:style>
    <style:style style:name="P48" style:family="paragraph" style:parent-style-name="Standard">
      <style:text-properties style:font-name="Abyssinica SIL" fo:font-size="16pt" fo:font-weight="normal" officeooo:rsid="00abe4d5" officeooo:paragraph-rsid="00a7f29c" fo:background-color="#ffffff" style:font-size-asian="16pt" style:font-weight-asian="normal" style:font-size-complex="16pt" style:font-weight-complex="normal"/>
    </style:style>
    <style:style style:name="P49" style:family="paragraph" style:parent-style-name="Standard">
      <style:text-properties style:font-name="Abyssinica SIL" fo:font-size="16pt" fo:font-weight="normal" officeooo:rsid="00af9162" officeooo:paragraph-rsid="00af9162" fo:background-color="#ffffff" style:font-size-asian="16pt" style:font-weight-asian="normal" style:font-size-complex="16pt" style:font-weight-complex="normal"/>
    </style:style>
    <style:style style:name="P50" style:family="paragraph" style:parent-style-name="Standard">
      <style:text-properties style:font-name="Abyssinica SIL" fo:font-size="16pt" fo:font-weight="normal" officeooo:rsid="00b51662" officeooo:paragraph-rsid="00b51662" fo:background-color="#ffffff" style:font-size-asian="16pt" style:font-weight-asian="normal" style:font-size-complex="16pt" style:font-weight-complex="normal"/>
    </style:style>
    <style:style style:name="P51" style:family="paragraph" style:parent-style-name="Standard">
      <style:text-properties style:font-name="Abyssinica SIL" fo:font-size="16pt" fo:font-weight="normal" officeooo:rsid="00b7839b" officeooo:paragraph-rsid="00b7839b" fo:background-color="#ffffff" style:font-size-asian="16pt" style:font-weight-asian="normal" style:font-size-complex="16pt" style:font-weight-complex="normal"/>
    </style:style>
    <style:style style:name="P52" style:family="paragraph" style:parent-style-name="Standard">
      <style:text-properties style:font-name="Abyssinica SIL" fo:font-size="16pt" fo:font-weight="normal" officeooo:rsid="00bc6dbc" officeooo:paragraph-rsid="00baa21c" fo:background-color="#ffffff" style:font-size-asian="16pt" style:font-weight-asian="normal" style:font-size-complex="16pt" style:font-weight-complex="normal"/>
    </style:style>
    <style:style style:name="P53" style:family="paragraph" style:parent-style-name="Standard">
      <style:text-properties style:font-name="Abyssinica SIL" fo:font-size="16pt" fo:font-weight="normal" officeooo:rsid="00c12525" officeooo:paragraph-rsid="00be1562" fo:background-color="#ffffff" style:font-size-asian="16pt" style:font-weight-asian="normal" style:font-size-complex="16pt" style:font-weight-complex="normal"/>
    </style:style>
    <style:style style:name="P54" style:family="paragraph" style:parent-style-name="Standard">
      <style:text-properties style:font-name="Abyssinica SIL" fo:font-size="16pt" fo:font-weight="normal" officeooo:rsid="00c76943" officeooo:paragraph-rsid="00c6d646" fo:background-color="#ffffff" style:font-size-asian="16pt" style:font-weight-asian="normal" style:font-size-complex="16pt" style:font-weight-complex="normal"/>
    </style:style>
    <style:style style:name="P55" style:family="paragraph" style:parent-style-name="Standard">
      <style:text-properties style:font-name="Abyssinica SIL" fo:font-size="16pt" fo:font-weight="normal" officeooo:rsid="00c8b6de" officeooo:paragraph-rsid="00c8b6de" fo:background-color="#ffffff" style:font-size-asian="16pt" style:font-weight-asian="normal" style:font-size-complex="16pt" style:font-weight-complex="normal"/>
    </style:style>
    <style:style style:name="P56" style:family="paragraph" style:parent-style-name="Standard">
      <style:text-properties style:font-name="Abyssinica SIL" fo:font-size="16pt" fo:font-weight="normal" officeooo:rsid="00c8b6de" officeooo:paragraph-rsid="00ca057b" fo:background-color="#ffffff" style:font-size-asian="16pt" style:font-weight-asian="normal" style:font-size-complex="16pt" style:font-weight-complex="normal"/>
    </style:style>
    <style:style style:name="P57" style:family="paragraph" style:parent-style-name="Standard">
      <style:text-properties style:font-name="Abyssinica SIL" fo:font-size="16pt" fo:font-weight="normal" officeooo:rsid="00ca057b" officeooo:paragraph-rsid="00ca057b" fo:background-color="#ffffff" style:font-size-asian="16pt" style:font-weight-asian="normal" style:font-size-complex="16pt" style:font-weight-complex="normal"/>
    </style:style>
    <style:style style:name="P58" style:family="paragraph" style:parent-style-name="Standard">
      <style:text-properties style:font-name="Abyssinica SIL" fo:font-size="16pt" fo:font-weight="normal" officeooo:rsid="00ca057b" officeooo:paragraph-rsid="00d190f0" fo:background-color="#ffffff" style:font-size-asian="16pt" style:font-weight-asian="normal" style:font-size-complex="16pt" style:font-weight-complex="normal"/>
    </style:style>
    <style:style style:name="P59" style:family="paragraph" style:parent-style-name="Standard">
      <style:text-properties style:font-name="Abyssinica SIL" fo:font-size="16pt" officeooo:rsid="001d8f0d" officeooo:paragraph-rsid="001d8f0d" fo:background-color="#87d1d1" style:font-size-asian="16pt" style:font-size-complex="16pt"/>
    </style:style>
    <style:style style:name="P60" style:family="paragraph" style:parent-style-name="Standard">
      <style:text-properties style:font-name="Abyssinica SIL" fo:font-size="16pt" officeooo:rsid="001b0a41" officeooo:paragraph-rsid="001a54f6" fo:background-color="#00aaad" style:font-size-asian="16pt" style:font-size-complex="16pt"/>
    </style:style>
    <style:style style:name="P61" style:family="paragraph" style:parent-style-name="Standard">
      <style:text-properties style:font-name="Abyssinica SIL" fo:font-size="20pt" officeooo:rsid="001a54f6" officeooo:paragraph-rsid="00996266" style:font-size-asian="20pt" style:font-size-complex="20pt"/>
    </style:style>
    <style:style style:name="P62" style:family="paragraph" style:parent-style-name="Standard">
      <style:text-properties officeooo:paragraph-rsid="003d89ac"/>
    </style:style>
    <style:style style:name="P63" style:family="paragraph" style:parent-style-name="Standard">
      <style:text-properties officeooo:paragraph-rsid="00408122"/>
    </style:style>
    <style:style style:name="P64" style:family="paragraph" style:parent-style-name="Standard">
      <style:text-properties officeooo:paragraph-rsid="0051f885"/>
    </style:style>
    <style:style style:name="P65" style:family="paragraph" style:parent-style-name="Standard">
      <style:text-properties officeooo:rsid="00a304a8" officeooo:paragraph-rsid="00a304a8"/>
    </style:style>
    <style:style style:name="P66" style:family="paragraph" style:parent-style-name="Standard">
      <style:text-properties officeooo:paragraph-rsid="00a304a8"/>
    </style:style>
    <style:style style:name="P67" style:family="paragraph" style:parent-style-name="Standard">
      <style:text-properties officeooo:paragraph-rsid="00a4cfbf"/>
    </style:style>
    <style:style style:name="P68" style:family="paragraph" style:parent-style-name="Standard">
      <style:text-properties officeooo:paragraph-rsid="00a71d1a"/>
    </style:style>
    <style:style style:name="P69" style:family="paragraph" style:parent-style-name="Standard">
      <style:text-properties officeooo:rsid="00a6e507" officeooo:paragraph-rsid="00a6e507" fo:background-color="#ffffff"/>
    </style:style>
    <style:style style:name="P70" style:family="paragraph" style:parent-style-name="Standard">
      <style:text-properties officeooo:rsid="00a7f29c" officeooo:paragraph-rsid="00a7f29c" fo:background-color="#ffffff"/>
    </style:style>
    <style:style style:name="P71" style:family="paragraph" style:parent-style-name="Standard">
      <style:text-properties officeooo:rsid="00baa21c" officeooo:paragraph-rsid="00baa21c" fo:background-color="#ffffff"/>
    </style:style>
    <style:style style:name="P72" style:family="paragraph" style:parent-style-name="Standard">
      <style:text-properties officeooo:rsid="00baa21c" officeooo:paragraph-rsid="00be1562" fo:background-color="#ffffff"/>
    </style:style>
    <style:style style:name="P73" style:family="paragraph" style:parent-style-name="Standard">
      <style:text-properties officeooo:rsid="00c6d646" officeooo:paragraph-rsid="00c6d646" fo:background-color="#ffffff"/>
    </style:style>
    <style:style style:name="P74" style:family="paragraph" style:parent-style-name="Standard">
      <style:text-properties officeooo:paragraph-rsid="00a910c2"/>
    </style:style>
    <style:style style:name="P75" style:family="paragraph" style:parent-style-name="Standard">
      <style:text-properties fo:font-weight="bold" officeooo:paragraph-rsid="00a6e507" style:font-weight-asian="bold" style:font-weight-complex="bold"/>
    </style:style>
    <style:style style:name="P76" style:family="paragraph" style:parent-style-name="Standard">
      <style:text-properties fo:font-weight="bold" officeooo:paragraph-rsid="00a71d1a" style:font-weight-asian="bold" style:font-weight-complex="bold"/>
    </style:style>
    <style:style style:name="P77" style:family="paragraph" style:parent-style-name="Standard">
      <style:text-properties fo:font-weight="bold" officeooo:paragraph-rsid="00a15abd" style:font-weight-asian="bold" style:font-weight-complex="bold"/>
    </style:style>
    <style:style style:name="P78" style:family="paragraph" style:parent-style-name="Standard">
      <style:text-properties officeooo:paragraph-rsid="00ab7af5"/>
    </style:style>
    <style:style style:name="P79" style:family="paragraph" style:parent-style-name="Standard">
      <style:text-properties fo:font-weight="normal" officeooo:rsid="00b51662" officeooo:paragraph-rsid="00b51662" fo:background-color="#ffffff" style:font-weight-asian="normal" style:font-weight-complex="normal"/>
    </style:style>
    <style:style style:name="P80" style:family="paragraph" style:parent-style-name="Standard">
      <style:text-properties fo:font-weight="normal" officeooo:paragraph-rsid="00baa21c" fo:background-color="#ffffff" style:font-weight-asian="normal" style:font-weight-complex="normal"/>
    </style:style>
    <style:style style:name="P81" style:family="paragraph" style:parent-style-name="Standard">
      <style:text-properties fo:font-weight="normal" officeooo:rsid="00b7839b" officeooo:paragraph-rsid="00bb0a4e" fo:background-color="#ffffff" style:font-weight-asian="normal" style:font-weight-complex="normal"/>
    </style:style>
    <style:style style:name="P82" style:family="paragraph" style:parent-style-name="Standard">
      <style:text-properties officeooo:paragraph-rsid="00b16785"/>
    </style:style>
    <style:style style:name="P83" style:family="paragraph" style:parent-style-name="Standard">
      <style:text-properties officeooo:paragraph-rsid="00af9162"/>
    </style:style>
    <style:style style:name="P84" style:family="paragraph" style:parent-style-name="Standard">
      <style:text-properties officeooo:paragraph-rsid="00b6b871"/>
    </style:style>
    <style:style style:name="P85" style:family="paragraph" style:parent-style-name="Standard">
      <style:text-properties officeooo:paragraph-rsid="00a7f29c"/>
    </style:style>
    <style:style style:name="P86" style:family="paragraph" style:parent-style-name="Standard">
      <style:text-properties officeooo:paragraph-rsid="00c56f40"/>
    </style:style>
    <style:style style:name="P87" style:family="paragraph" style:parent-style-name="Standard">
      <style:text-properties officeooo:paragraph-rsid="00c14f43"/>
    </style:style>
    <style:style style:name="P88" style:family="paragraph" style:parent-style-name="Standard">
      <style:text-properties officeooo:paragraph-rsid="00b89739"/>
    </style:style>
    <style:style style:name="P89" style:family="paragraph" style:parent-style-name="Standard">
      <style:text-properties officeooo:rsid="00c76943" officeooo:paragraph-rsid="00c76943"/>
    </style:style>
    <style:style style:name="P90" style:family="paragraph" style:parent-style-name="Standard">
      <style:text-properties officeooo:paragraph-rsid="00c78761"/>
    </style:style>
    <style:style style:name="P91" style:family="paragraph" style:parent-style-name="Standard">
      <style:text-properties fo:font-size="16pt" officeooo:paragraph-rsid="00e3bce8" style:font-size-asian="16pt" style:font-size-complex="16pt"/>
    </style:style>
    <style:style style:name="P92" style:family="paragraph" style:parent-style-name="Standard">
      <style:paragraph-properties fo:text-align="center" style:justify-single-word="false">
        <style:tab-stops/>
      </style:paragraph-properties>
    </style:style>
    <style:style style:name="P9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font-name="Abyssinica SIL" fo:font-size="16pt" officeooo:rsid="001d8f0d" officeooo:paragraph-rsid="001a54f6" style:font-size-asian="16pt" style:font-size-complex="16pt"/>
    </style:style>
    <style:style style:name="P9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font-name="Abyssinica SIL" fo:font-size="16pt" fo:font-weight="normal" officeooo:rsid="008e3a38" officeooo:paragraph-rsid="0031c0b4" style:font-size-asian="16pt" style:font-weight-asian="normal" style:font-size-complex="16pt" style:font-weight-complex="normal"/>
    </style:style>
    <style:style style:name="T1" style:family="text">
      <style:text-properties officeooo:rsid="001b0a41"/>
    </style:style>
    <style:style style:name="T2" style:family="text">
      <style:text-properties officeooo:rsid="001c802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0a41" style:font-weight-asian="bold" style:font-weight-complex="bold"/>
    </style:style>
    <style:style style:name="T5" style:family="text">
      <style:text-properties fo:font-weight="bold" officeooo:rsid="0044e2bc" style:font-weight-asian="bold" style:font-weight-complex="bold"/>
    </style:style>
    <style:style style:name="T6" style:family="text">
      <style:text-properties fo:font-weight="bold" officeooo:rsid="004d82e6" style:font-weight-asian="bold" style:font-weight-complex="bold"/>
    </style:style>
    <style:style style:name="T7" style:family="text">
      <style:text-properties fo:font-weight="bold" officeooo:rsid="004d9df7" style:font-weight-asian="bold" style:font-weight-complex="bold"/>
    </style:style>
    <style:style style:name="T8" style:family="text">
      <style:text-properties fo:font-weight="bold" fo:background-color="#87d1d1" loext:char-shading-value="0" style:font-weight-asian="bold" style:font-weight-complex="bold"/>
    </style:style>
    <style:style style:name="T9" style:family="text">
      <style:text-properties officeooo:rsid="001ddce8"/>
    </style:style>
    <style:style style:name="T10" style:family="text">
      <style:text-properties officeooo:rsid="001e524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426f" style:font-weight-asian="normal" style:font-weight-complex="normal"/>
    </style:style>
    <style:style style:name="T13" style:family="text">
      <style:text-properties fo:font-weight="normal" officeooo:rsid="001f942f" style:font-weight-asian="normal" style:font-weight-complex="normal"/>
    </style:style>
    <style:style style:name="T14" style:family="text">
      <style:text-properties fo:font-weight="normal" officeooo:rsid="0021604c" style:font-weight-asian="normal" style:font-weight-complex="normal"/>
    </style:style>
    <style:style style:name="T15" style:family="text">
      <style:text-properties fo:font-weight="normal" officeooo:rsid="00250c4d" style:font-weight-asian="normal" style:font-weight-complex="normal"/>
    </style:style>
    <style:style style:name="T16" style:family="text">
      <style:text-properties fo:font-weight="normal" officeooo:rsid="002653ac" style:font-weight-asian="normal" style:font-weight-complex="normal"/>
    </style:style>
    <style:style style:name="T17" style:family="text">
      <style:text-properties fo:font-weight="normal" officeooo:rsid="00274cf7" style:font-weight-asian="normal" style:font-weight-complex="normal"/>
    </style:style>
    <style:style style:name="T18" style:family="text">
      <style:text-properties fo:font-weight="normal" officeooo:rsid="001b0a41" style:font-weight-asian="normal" style:font-weight-complex="normal"/>
    </style:style>
    <style:style style:name="T19" style:family="text">
      <style:text-properties fo:font-weight="normal" officeooo:rsid="002c2275" style:font-weight-asian="normal" style:font-weight-complex="normal"/>
    </style:style>
    <style:style style:name="T20" style:family="text">
      <style:text-properties fo:font-weight="normal" officeooo:rsid="0034ee39" style:font-weight-asian="normal" style:font-weight-complex="normal"/>
    </style:style>
    <style:style style:name="T21" style:family="text">
      <style:text-properties fo:font-weight="normal" officeooo:rsid="00352a08" style:font-weight-asian="normal" style:font-weight-complex="normal"/>
    </style:style>
    <style:style style:name="T22" style:family="text">
      <style:text-properties fo:font-weight="normal" officeooo:rsid="0039af2d" style:font-weight-asian="normal" style:font-weight-complex="normal"/>
    </style:style>
    <style:style style:name="T23" style:family="text">
      <style:text-properties fo:font-weight="normal" officeooo:rsid="003d36f8" style:font-weight-asian="normal" style:font-weight-complex="normal"/>
    </style:style>
    <style:style style:name="T24" style:family="text">
      <style:text-properties fo:font-weight="normal" officeooo:rsid="00568cd4" style:font-weight-asian="normal" style:font-weight-complex="normal"/>
    </style:style>
    <style:style style:name="T25" style:family="text">
      <style:text-properties fo:font-weight="normal" officeooo:rsid="005a6230" style:font-weight-asian="normal" style:font-weight-complex="normal"/>
    </style:style>
    <style:style style:name="T26" style:family="text">
      <style:text-properties fo:font-weight="normal" officeooo:rsid="005aab7a" style:font-weight-asian="normal" style:font-weight-complex="normal"/>
    </style:style>
    <style:style style:name="T27" style:family="text">
      <style:text-properties fo:font-weight="normal" officeooo:rsid="005c6e1b" style:font-weight-asian="normal" style:font-weight-complex="normal"/>
    </style:style>
    <style:style style:name="T28" style:family="text">
      <style:text-properties fo:font-weight="normal" officeooo:rsid="005ec144" style:font-weight-asian="normal" style:font-weight-complex="normal"/>
    </style:style>
    <style:style style:name="T29" style:family="text">
      <style:text-properties fo:font-weight="normal" officeooo:rsid="005ee63e" style:font-weight-asian="normal" style:font-weight-complex="normal"/>
    </style:style>
    <style:style style:name="T30" style:family="text">
      <style:text-properties fo:font-weight="normal" officeooo:rsid="001c8029" style:font-weight-asian="normal" style:font-weight-complex="normal"/>
    </style:style>
    <style:style style:name="T31" style:family="text">
      <style:text-properties fo:font-weight="normal" officeooo:rsid="006326c1" style:font-weight-asian="normal" style:font-weight-complex="normal"/>
    </style:style>
    <style:style style:name="T32" style:family="text">
      <style:text-properties fo:font-weight="normal" officeooo:rsid="0063cd75" style:font-weight-asian="normal" style:font-weight-complex="normal"/>
    </style:style>
    <style:style style:name="T33" style:family="text">
      <style:text-properties fo:font-weight="normal" officeooo:rsid="0064c9f6" style:font-weight-asian="normal" style:font-weight-complex="normal"/>
    </style:style>
    <style:style style:name="T34" style:family="text">
      <style:text-properties fo:font-weight="normal" officeooo:rsid="00691c85" style:font-weight-asian="normal" style:font-weight-complex="normal"/>
    </style:style>
    <style:style style:name="T35" style:family="text">
      <style:text-properties fo:font-weight="normal" officeooo:rsid="006af9b4" style:font-weight-asian="normal" style:font-weight-complex="normal"/>
    </style:style>
    <style:style style:name="T36" style:family="text">
      <style:text-properties fo:font-weight="normal" officeooo:rsid="0034df78" fo:background-color="transparent" loext:char-shading-value="0" style:font-weight-asian="normal" style:font-weight-complex="normal"/>
    </style:style>
    <style:style style:name="T37" style:family="text">
      <style:text-properties officeooo:rsid="002653ac"/>
    </style:style>
    <style:style style:name="T38" style:family="text">
      <style:text-properties officeooo:rsid="00274cf7"/>
    </style:style>
    <style:style style:name="T39" style:family="text">
      <style:text-properties fo:background-color="transparent" loext:char-shading-value="0"/>
    </style:style>
    <style:style style:name="T40" style:family="text">
      <style:text-properties style:font-name="Abyssinica SIL" fo:font-size="16pt" fo:font-weight="bold" style:font-size-asian="16pt" style:font-weight-asian="bold" style:font-size-complex="16pt" style:font-weight-complex="bold"/>
    </style:style>
    <style:style style:name="T41" style:family="text">
      <style:text-properties style:font-name="Abyssinica SIL" fo:font-size="16pt" fo:font-weight="bold" officeooo:rsid="001b0a41" style:font-size-asian="16pt" style:font-weight-asian="bold" style:font-size-complex="16pt" style:font-weight-complex="bold"/>
    </style:style>
    <style:style style:name="T42" style:family="text">
      <style:text-properties style:font-name="Abyssinica SIL" fo:font-size="16pt" fo:font-weight="bold" officeooo:rsid="003d89ac" style:font-size-asian="16pt" style:font-weight-asian="bold" style:font-size-complex="16pt" style:font-weight-complex="bold"/>
    </style:style>
    <style:style style:name="T43" style:family="text">
      <style:text-properties style:font-name="Abyssinica SIL" fo:font-size="16pt" fo:font-weight="bold" officeooo:rsid="003f7755" style:font-size-asian="16pt" style:font-weight-asian="bold" style:font-size-complex="16pt" style:font-weight-complex="bold"/>
    </style:style>
    <style:style style:name="T44" style:family="text">
      <style:text-properties style:font-name="Abyssinica SIL" fo:font-size="16pt" fo:font-weight="bold" officeooo:rsid="006af9b4" fo:background-color="#87d1d1" loext:char-shading-value="0" style:font-size-asian="16pt" style:font-weight-asian="bold" style:font-size-complex="16pt" style:font-weight-complex="bold"/>
    </style:style>
    <style:style style:name="T45" style:family="text">
      <style:text-properties style:font-name="Abyssinica SIL" fo:font-size="16pt" fo:font-weight="bold" officeooo:rsid="00af9162" fo:background-color="#87d1d1" loext:char-shading-value="0" style:font-size-asian="16pt" style:font-weight-asian="bold" style:font-size-complex="16pt" style:font-weight-complex="bold"/>
    </style:style>
    <style:style style:name="T46" style:family="text">
      <style:text-properties style:font-name="Abyssinica SIL" fo:font-size="16pt" fo:font-weight="bold" officeooo:rsid="00a15abd" fo:background-color="#87d1d1" loext:char-shading-value="0" style:font-size-asian="16pt" style:font-weight-asian="bold" style:font-size-complex="16pt" style:font-weight-complex="bold"/>
    </style:style>
    <style:style style:name="T47" style:family="text">
      <style:text-properties style:font-name="Abyssinica SIL" fo:font-size="16pt" fo:font-weight="bold" officeooo:rsid="00b51662" fo:background-color="#87d1d1" loext:char-shading-value="0" style:font-size-asian="16pt" style:font-weight-asian="bold" style:font-size-complex="16pt" style:font-weight-complex="bold"/>
    </style:style>
    <style:style style:name="T48" style:family="text">
      <style:text-properties style:font-name="Abyssinica SIL" fo:font-size="16pt" fo:font-weight="bold" officeooo:rsid="00b6b871" fo:background-color="#87d1d1" loext:char-shading-value="0" style:font-size-asian="16pt" style:font-weight-asian="bold" style:font-size-complex="16pt" style:font-weight-complex="bold"/>
    </style:style>
    <style:style style:name="T49" style:family="text">
      <style:text-properties style:font-name="Abyssinica SIL" fo:font-size="16pt" fo:font-weight="bold" officeooo:rsid="00b16785" fo:background-color="#87d1d1" loext:char-shading-value="0" style:font-size-asian="16pt" style:font-weight-asian="bold" style:font-size-complex="16pt" style:font-weight-complex="bold"/>
    </style:style>
    <style:style style:name="T50" style:family="text">
      <style:text-properties style:font-name="Abyssinica SIL" fo:font-size="16pt" fo:font-weight="bold" officeooo:rsid="00be142a" fo:background-color="#87d1d1" loext:char-shading-value="0" style:font-size-asian="16pt" style:font-weight-asian="bold" style:font-size-complex="16pt" style:font-weight-complex="bold"/>
    </style:style>
    <style:style style:name="T51" style:family="text">
      <style:text-properties style:font-name="Abyssinica SIL" fo:font-size="16pt" fo:font-weight="bold" officeooo:rsid="00c14f43" fo:background-color="#87d1d1" loext:char-shading-value="0" style:font-size-asian="16pt" style:font-weight-asian="bold" style:font-size-complex="16pt" style:font-weight-complex="bold"/>
    </style:style>
    <style:style style:name="T52" style:family="text">
      <style:text-properties style:font-name="Abyssinica SIL" fo:font-size="16pt" fo:font-weight="bold" officeooo:rsid="00c56f40" fo:background-color="#87d1d1" loext:char-shading-value="0" style:font-size-asian="16pt" style:font-weight-asian="bold" style:font-size-complex="16pt" style:font-weight-complex="bold"/>
    </style:style>
    <style:style style:name="T53" style:family="text">
      <style:text-properties style:font-name="Abyssinica SIL" fo:font-size="16pt" fo:font-weight="bold" officeooo:rsid="00a7f29c" fo:background-color="#87d1d1" loext:char-shading-value="0" style:font-size-asian="16pt" style:font-weight-asian="bold" style:font-size-complex="16pt" style:font-weight-complex="bold"/>
    </style:style>
    <style:style style:name="T54" style:family="text">
      <style:text-properties style:font-name="Abyssinica SIL" fo:font-size="16pt" fo:font-weight="bold" officeooo:rsid="00a6e507" fo:background-color="#87d1d1" loext:char-shading-value="0" style:font-size-asian="16pt" style:font-weight-asian="bold" style:font-size-complex="16pt" style:font-weight-complex="bold"/>
    </style:style>
    <style:style style:name="T55" style:family="text">
      <style:text-properties style:font-name="Abyssinica SIL" fo:font-size="16pt" fo:font-weight="bold" officeooo:rsid="00c76943" fo:background-color="#87d1d1" loext:char-shading-value="0" style:font-size-asian="16pt" style:font-weight-asian="bold" style:font-size-complex="16pt" style:font-weight-complex="bold"/>
    </style:style>
    <style:style style:name="T56" style:family="text">
      <style:text-properties style:font-name="Abyssinica SIL" fo:font-size="16pt" fo:font-weight="bold" officeooo:rsid="00c78761" fo:background-color="#87d1d1" loext:char-shading-value="0" style:font-size-asian="16pt" style:font-weight-asian="bold" style:font-size-complex="16pt" style:font-weight-complex="bold"/>
    </style:style>
    <style:style style:name="T57" style:family="text">
      <style:text-properties style:font-name="Abyssinica SIL" fo:font-size="16pt" fo:font-weight="normal" style:font-size-asian="16pt" style:font-weight-asian="normal" style:font-size-complex="16pt" style:font-weight-complex="normal"/>
    </style:style>
    <style:style style:name="T58" style:family="text">
      <style:text-properties style:font-name="Abyssinica SIL" fo:font-size="16pt" fo:font-weight="normal" officeooo:rsid="00408122" style:font-size-asian="16pt" style:font-weight-asian="normal" style:font-size-complex="16pt" style:font-weight-complex="normal"/>
    </style:style>
    <style:style style:name="T59" style:family="text">
      <style:text-properties style:font-name="Abyssinica SIL" fo:font-size="16pt" fo:font-weight="normal" officeooo:rsid="006af9b4" style:font-size-asian="16pt" style:font-weight-asian="normal" style:font-size-complex="16pt" style:font-weight-complex="normal"/>
    </style:style>
    <style:style style:name="T60" style:family="text">
      <style:text-properties style:font-name="Abyssinica SIL" fo:font-size="16pt" fo:font-weight="normal" officeooo:rsid="00abe4d5" style:font-size-asian="16pt" style:font-weight-asian="normal" style:font-size-complex="16pt" style:font-weight-complex="normal"/>
    </style:style>
    <style:style style:name="T61" style:family="text">
      <style:text-properties style:font-name="Abyssinica SIL" fo:font-size="16pt" fo:font-weight="normal" officeooo:rsid="00b03ef7" style:font-size-asian="16pt" style:font-weight-asian="normal" style:font-size-complex="16pt" style:font-weight-complex="normal"/>
    </style:style>
    <style:style style:name="T62" style:family="text">
      <style:text-properties style:font-name="Abyssinica SIL" fo:font-size="16pt" fo:font-weight="normal" officeooo:rsid="00bc6dbc" style:font-size-asian="16pt" style:font-weight-asian="normal" style:font-size-complex="16pt" style:font-weight-complex="normal"/>
    </style:style>
    <style:style style:name="T63" style:family="text">
      <style:text-properties style:font-name="Abyssinica SIL" fo:font-size="16pt" fo:font-weight="normal" officeooo:rsid="00c12525" style:font-size-asian="16pt" style:font-weight-asian="normal" style:font-size-complex="16pt" style:font-weight-complex="normal"/>
    </style:style>
    <style:style style:name="T64" style:family="text">
      <style:text-properties style:font-name="Abyssinica SIL" fo:font-size="16pt" fo:font-weight="normal" officeooo:rsid="00c76943" style:font-size-asian="16pt" style:font-weight-asian="normal" style:font-size-complex="16pt" style:font-weight-complex="normal"/>
    </style:style>
    <style:style style:name="T65" style:family="text">
      <style:text-properties style:font-name="Abyssinica SIL" fo:font-size="16pt" fo:font-weight="normal" fo:background-color="#ffffff" loext:char-shading-value="0" style:font-size-asian="16pt" style:font-weight-asian="normal" style:font-size-complex="16pt" style:font-weight-complex="normal"/>
    </style:style>
    <style:style style:name="T66" style:family="text">
      <style:text-properties style:font-name="Abyssinica SIL" fo:font-size="16pt" fo:font-weight="normal" officeooo:rsid="00a304a8" fo:background-color="#ffffff" loext:char-shading-value="0" style:font-size-asian="16pt" style:font-weight-asian="normal" style:font-size-complex="16pt" style:font-weight-complex="normal"/>
    </style:style>
    <style:style style:name="T67" style:family="text">
      <style:text-properties style:font-name="Abyssinica SIL" fo:font-size="16pt" fo:font-weight="normal" officeooo:rsid="0064c9f6" fo:background-color="#ffffff" loext:char-shading-value="0" style:font-size-asian="16pt" style:font-weight-asian="normal" style:font-size-complex="16pt" style:font-weight-complex="normal"/>
    </style:style>
    <style:style style:name="T68" style:family="text">
      <style:text-properties style:font-name="Abyssinica SIL" fo:font-size="16pt" fo:font-weight="normal" officeooo:rsid="006af9b4" fo:background-color="#ffffff" loext:char-shading-value="0" style:font-size-asian="16pt" style:font-weight-asian="normal" style:font-size-complex="16pt" style:font-weight-complex="normal"/>
    </style:style>
    <style:style style:name="T69" style:family="text">
      <style:text-properties style:font-name="Abyssinica SIL" fo:font-size="16pt" fo:font-weight="normal" officeooo:rsid="00a4cfbf" fo:background-color="#ffffff" loext:char-shading-value="0" style:font-size-asian="16pt" style:font-weight-asian="normal" style:font-size-complex="16pt" style:font-weight-complex="normal"/>
    </style:style>
    <style:style style:name="T70" style:family="text">
      <style:text-properties style:font-name="Abyssinica SIL" fo:font-size="16pt" fo:font-weight="normal" officeooo:rsid="00a910c2" fo:background-color="#ffffff" loext:char-shading-value="0" style:font-size-asian="16pt" style:font-weight-asian="normal" style:font-size-complex="16pt" style:font-weight-complex="normal"/>
    </style:style>
    <style:style style:name="T71" style:family="text">
      <style:text-properties style:font-name="Abyssinica SIL" fo:font-size="16pt" fo:font-weight="normal" officeooo:rsid="00a99b18" fo:background-color="#ffffff" loext:char-shading-value="0" style:font-size-asian="16pt" style:font-weight-asian="normal" style:font-size-complex="16pt" style:font-weight-complex="normal"/>
    </style:style>
    <style:style style:name="T72" style:family="text">
      <style:text-properties style:font-name="Abyssinica SIL" fo:font-size="16pt" fo:font-weight="normal" officeooo:rsid="00ab7af5" fo:background-color="#ffffff" loext:char-shading-value="0" style:font-size-asian="16pt" style:font-weight-asian="normal" style:font-size-complex="16pt" style:font-weight-complex="normal"/>
    </style:style>
    <style:style style:name="T73" style:family="text">
      <style:text-properties style:font-name="Abyssinica SIL" fo:font-size="16pt" fo:font-weight="normal" officeooo:rsid="00b16785" fo:background-color="#ffffff" loext:char-shading-value="0" style:font-size-asian="16pt" style:font-weight-asian="normal" style:font-size-complex="16pt" style:font-weight-complex="normal"/>
    </style:style>
    <style:style style:name="T74" style:family="text">
      <style:text-properties style:font-name="Abyssinica SIL" fo:font-size="16pt" fo:font-weight="normal" officeooo:rsid="00af9162" fo:background-color="#ffffff" loext:char-shading-value="0" style:font-size-asian="16pt" style:font-weight-asian="normal" style:font-size-complex="16pt" style:font-weight-complex="normal"/>
    </style:style>
    <style:style style:name="T75" style:family="text">
      <style:text-properties style:font-name="Abyssinica SIL" fo:font-size="16pt" fo:font-weight="normal" officeooo:rsid="00a15abd" fo:background-color="#ffffff" loext:char-shading-value="0" style:font-size-asian="16pt" style:font-weight-asian="normal" style:font-size-complex="16pt" style:font-weight-complex="normal"/>
    </style:style>
    <style:style style:name="T76" style:family="text">
      <style:text-properties style:font-name="Abyssinica SIL" fo:font-size="16pt" fo:font-weight="normal" officeooo:rsid="00b39b74" fo:background-color="#ffffff" loext:char-shading-value="0" style:font-size-asian="16pt" style:font-weight-asian="normal" style:font-size-complex="16pt" style:font-weight-complex="normal"/>
    </style:style>
    <style:style style:name="T77" style:family="text">
      <style:text-properties style:font-name="Abyssinica SIL" fo:font-size="16pt" fo:font-weight="normal" officeooo:rsid="00b89739" fo:background-color="#ffffff" loext:char-shading-value="0" style:font-size-asian="16pt" style:font-weight-asian="normal" style:font-size-complex="16pt" style:font-weight-complex="normal"/>
    </style:style>
    <style:style style:name="T78" style:family="text">
      <style:text-properties style:font-name="Abyssinica SIL" fo:font-size="16pt" fo:font-weight="normal" officeooo:rsid="00c56f40" fo:background-color="#ffffff" loext:char-shading-value="0" style:font-size-asian="16pt" style:font-weight-asian="normal" style:font-size-complex="16pt" style:font-weight-complex="normal"/>
    </style:style>
    <style:style style:name="T79" style:family="text">
      <style:text-properties style:font-name="Abyssinica SIL" fo:font-size="16pt" fo:font-weight="normal" officeooo:rsid="00c61026" fo:background-color="#ffffff" loext:char-shading-value="0" style:font-size-asian="16pt" style:font-weight-asian="normal" style:font-size-complex="16pt" style:font-weight-complex="normal"/>
    </style:style>
    <style:style style:name="T80" style:family="text">
      <style:text-properties style:font-name="Abyssinica SIL" fo:font-size="16pt" fo:font-weight="normal" officeooo:rsid="00c76943" fo:background-color="#ffffff" loext:char-shading-value="0" style:font-size-asian="16pt" style:font-weight-asian="normal" style:font-size-complex="16pt" style:font-weight-complex="normal"/>
    </style:style>
    <style:style style:name="T81" style:family="text">
      <style:text-properties style:font-name="Abyssinica SIL" fo:font-size="16pt" style:font-size-asian="16pt" style:font-size-complex="16pt"/>
    </style:style>
    <style:style style:name="T82" style:family="text">
      <style:text-properties style:font-name="Abyssinica SIL" fo:font-size="16pt" officeooo:rsid="001a54f6" style:font-size-asian="16pt" style:font-size-complex="16pt"/>
    </style:style>
    <style:style style:name="T83" style:family="text">
      <style:text-properties style:font-name="Abyssinica SIL" fo:font-size="16pt" officeooo:rsid="0051f885" style:font-size-asian="16pt" style:font-size-complex="16pt"/>
    </style:style>
    <style:style style:name="T84" style:family="text">
      <style:text-properties style:font-name="Abyssinica SIL" fo:font-size="16pt" officeooo:rsid="0053af71" style:font-size-asian="16pt" style:font-size-complex="16pt"/>
    </style:style>
    <style:style style:name="T85" style:family="text">
      <style:text-properties style:font-name="Abyssinica SIL" fo:font-size="16pt" officeooo:rsid="0053cb2e" style:font-size-asian="16pt" style:font-size-complex="16pt"/>
    </style:style>
    <style:style style:name="T86" style:family="text">
      <style:text-properties style:font-name="Abyssinica SIL" fo:font-size="16pt" officeooo:rsid="006af9b4" style:font-size-asian="16pt" style:font-size-complex="16pt"/>
    </style:style>
    <style:style style:name="T87" style:family="text">
      <style:text-properties style:font-name="Abyssinica SIL" fo:font-size="16pt" officeooo:rsid="00b51662" style:font-size-asian="16pt" style:font-size-complex="16pt"/>
    </style:style>
    <style:style style:name="T88" style:family="text">
      <style:text-properties style:font-name="Abyssinica SIL" fo:font-size="16pt" officeooo:rsid="00baa21c" style:font-size-asian="16pt" style:font-size-complex="16pt"/>
    </style:style>
    <style:style style:name="T89" style:family="text">
      <style:text-properties style:font-name="Abyssinica SIL" fo:font-size="16pt" officeooo:rsid="00a15abd" fo:background-color="#87d1d1" loext:char-shading-value="0" style:font-size-asian="16pt" style:font-size-complex="16pt"/>
    </style:style>
    <style:style style:name="T90" style:family="text">
      <style:text-properties style:font-name="Abyssinica SIL" fo:font-size="16pt" officeooo:rsid="00a6e507" fo:background-color="#87d1d1" loext:char-shading-value="0" style:font-size-asian="16pt" style:font-size-complex="16pt"/>
    </style:style>
    <style:style style:name="T91" style:family="text">
      <style:text-properties style:font-name="Abyssinica SIL" fo:font-size="16pt" officeooo:rsid="006af9b4" fo:background-color="#87d1d1" loext:char-shading-value="0" style:font-size-asian="16pt" style:font-size-complex="16pt"/>
    </style:style>
    <style:style style:name="T92" style:family="text">
      <style:text-properties style:font-name="Abyssinica SIL" fo:font-size="16pt" officeooo:rsid="00a304a8" fo:background-color="#87d1d1" loext:char-shading-value="0" style:font-size-asian="16pt" style:font-size-complex="16pt"/>
    </style:style>
    <style:style style:name="T93" style:family="text">
      <style:text-properties style:font-name="Abyssinica SIL" fo:font-size="16pt" officeooo:rsid="00c56f40" fo:background-color="#87d1d1" loext:char-shading-value="0" style:font-size-asian="16pt" style:font-size-complex="16pt"/>
    </style:style>
    <style:style style:name="T94" style:family="text">
      <style:text-properties style:font-name="Abyssinica SIL" style:text-underline-style="none" fo:font-weight="normal" officeooo:rsid="00239258" fo:background-color="#ffffff" loext:char-shading-value="0" style:font-weight-asian="normal" style:font-weight-complex="normal"/>
    </style:style>
    <style:style style:name="T95" style:family="text">
      <style:text-properties officeooo:rsid="0044e2bc"/>
    </style:style>
    <style:style style:name="T96" style:family="text">
      <style:text-properties officeooo:rsid="004d82e6"/>
    </style:style>
    <style:style style:name="T97" style:family="text">
      <style:text-properties officeooo:rsid="004d9df7"/>
    </style:style>
    <style:style style:name="T98" style:family="text">
      <style:text-properties officeooo:rsid="004f73db"/>
    </style:style>
    <style:style style:name="T99" style:family="text">
      <style:text-properties officeooo:rsid="00509d70"/>
    </style:style>
    <style:style style:name="T100" style:family="text">
      <style:text-properties officeooo:rsid="0064c9f6"/>
    </style:style>
    <style:style style:name="T101" style:family="text">
      <style:text-properties style:text-underline-style="solid" style:text-underline-width="auto" style:text-underline-color="font-color" fo:font-weight="bold" officeooo:rsid="00996266" fo:background-color="#00aaad" loext:char-shading-value="0" style:font-weight-asian="bold" style:font-weight-complex="bold"/>
    </style:style>
    <style:style style:name="T102" style:family="text">
      <style:text-properties fo:background-color="#87d1d1" loext:char-shading-value="0"/>
    </style:style>
    <style:style style:name="T103" style:family="text">
      <style:text-properties officeooo:rsid="001b0a41" fo:background-color="#87d1d1" loext:char-shading-value="0"/>
    </style:style>
    <style:style style:name="T104" style:family="text">
      <style:text-properties officeooo:rsid="00996266"/>
    </style:style>
    <style:style style:name="T105" style:family="text">
      <style:text-properties officeooo:rsid="00a99b18"/>
    </style:style>
    <style:style style:name="T106" style:family="text">
      <style:text-properties style:text-underline-style="none" fo:font-weight="normal" officeooo:rsid="001ed76d" fo:background-color="#ffffff" loext:char-shading-value="0" style:font-weight-asian="normal" style:font-weight-complex="normal"/>
    </style:style>
    <style:style style:name="T107" style:family="text">
      <style:text-properties style:text-underline-style="none" fo:font-weight="normal" officeooo:rsid="00239258" fo:background-color="#ffffff" loext:char-shading-value="0" style:font-weight-asian="normal" style:font-weight-complex="normal"/>
    </style:style>
    <style:style style:name="T108" style:family="text">
      <style:text-properties style:text-underline-style="none" fo:font-weight="normal" officeooo:rsid="00df1eb4" fo:background-color="#ffffff" loext:char-shading-value="0" style:font-weight-asian="normal" style:font-weight-complex="normal"/>
    </style:style>
    <style:style style:name="T109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2cc3b7" fo:background-color="#ffffff" loext:char-shading-value="0" style:font-weight-asian="normal" style:font-weight-complex="normal" loext:padding="0cm" loext:border="none"/>
    </style:style>
    <style:style style:name="T110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0d3016" fo:background-color="#ffffff" loext:char-shading-value="0" style:font-weight-asian="normal" style:font-weight-complex="normal" loext:padding="0cm" loext:border="none"/>
    </style:style>
    <style:style style:name="T111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0bab3d" fo:background-color="#ffffff" loext:char-shading-value="0" style:font-weight-asian="normal" style:font-weight-complex="normal" loext:padding="0cm" loext:border="none"/>
    </style:style>
    <style:style style:name="T112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1ed76d" fo:background-color="#ffffff" loext:char-shading-value="0" style:font-weight-asian="normal" style:font-weight-complex="normal" loext:padding="0cm" loext:border="none"/>
    </style:style>
    <style:style style:name="T113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2f9f02" fo:background-color="#ffffff" loext:char-shading-value="0" style:font-weight-asian="normal" style:font-weight-complex="normal" loext:padding="0cm" loext:border="none"/>
    </style:style>
    <style:style style:name="T114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e652bd" fo:background-color="#ffffff" loext:char-shading-value="0" style:font-weight-asian="normal" style:font-weight-complex="normal" loext:padding="0cm" loext:border="none"/>
    </style:style>
    <style:style style:name="T115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e75acb" fo:background-color="#ffffff" loext:char-shading-value="0" style:font-weight-asian="normal" style:font-weight-complex="normal" loext:padding="0cm" loext:border="none"/>
    </style:style>
    <style:style style:name="T116" style:family="text">
      <style:text-properties fo:font-variant="normal" fo:text-transform="none" fo:color="#000000" style:font-name="Abyssinica SIL" fo:letter-spacing="normal" fo:font-style="normal" style:text-underline-style="none" fo:font-weight="normal" officeooo:rsid="00e8deb2" fo:background-color="#ffffff" loext:char-shading-value="0" style:font-weight-asian="normal" style:font-weight-complex="normal" loext:padding="0cm" loext:border="none"/>
    </style:style>
    <style:style style:name="T117" style:family="text">
      <style:text-properties fo:font-variant="normal" fo:text-transform="none" fo:color="#000000" fo:letter-spacing="normal" fo:font-style="normal" style:text-underline-style="none" fo:font-weight="normal" officeooo:rsid="000bab3d" fo:background-color="#ffffff" loext:char-shading-value="0" style:font-weight-asian="normal" style:font-weight-complex="normal" loext:padding="0cm" loext:border="none"/>
    </style:style>
    <style:style style:name="T118" style:family="text">
      <style:text-properties fo:font-variant="normal" fo:text-transform="none" fo:color="#000000" fo:letter-spacing="normal" fo:font-style="normal" style:text-underline-style="none" fo:font-weight="normal" officeooo:rsid="002cc3b7" fo:background-color="#ffffff" loext:char-shading-value="0" style:font-weight-asian="normal" style:font-weight-complex="normal" loext:padding="0cm" loext:border="none"/>
    </style:style>
    <style:style style:name="T119" style:family="text">
      <style:text-properties fo:font-variant="normal" fo:text-transform="none" fo:color="#000000" fo:letter-spacing="normal" fo:font-style="normal" style:text-underline-style="none" fo:font-weight="normal" officeooo:rsid="001f429c" fo:background-color="#ffffff" loext:char-shading-value="0" style:font-weight-asian="normal" style:font-weight-complex="normal" loext:padding="0cm" loext:border="none"/>
    </style:style>
    <style:style style:name="T120" style:family="text">
      <style:text-properties fo:font-variant="normal" fo:text-transform="none" fo:color="#000000" fo:letter-spacing="normal" fo:font-style="normal" style:text-underline-style="none" officeooo:rsid="001ed76d" fo:background-color="#ffffff" loext:char-shading-value="0" loext:padding="0cm" loext:border="none"/>
    </style:style>
    <style:style style:name="T121" style:family="text">
      <style:text-properties fo:font-variant="normal" fo:text-transform="none" fo:color="#000000" fo:letter-spacing="normal" fo:font-style="normal" style:text-underline-style="none" officeooo:rsid="002f9f02" fo:background-color="#ffffff" loext:char-shading-value="0" loext:padding="0cm" loext:border="none"/>
    </style:style>
    <style:style style:name="T122" style:family="text">
      <style:text-properties fo:font-variant="normal" fo:text-transform="none" fo:color="#000000" fo:letter-spacing="normal" fo:font-style="normal" style:text-underline-style="none" officeooo:rsid="00e652bd" fo:background-color="#ffffff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tab/><text:tab/><text:tab/><text:tab/><text:tab/><text:span text:style-name="T101"> <text:s/>Handover POS <text:s/></text:span></text:p>
      <text:p text:style-name="P60"/>
      <text:p text:style-name="P34"><text:span text:style-name="T104">Menus</text:span> :</text:p>
      <text:p text:style-name="P1"><text:tab/>1) Home</text:p>
      <text:p text:style-name="P1"><text:tab/>2) Customers</text:p>
      <text:p text:style-name="P1"><text:tab/>3) Items</text:p>
      <text:p text:style-name="P1"><text:tab/>4) Manager</text:p>
      <text:p text:style-name="P2"><text:tab/><text:tab/><text:span text:style-name="T1">i) Count Actions</text:span></text:p>
      <text:p text:style-name="P2"><text:tab/><text:tab/><text:span text:style-name="T1">ii) List Actions</text:span></text:p>
      <text:p text:style-name="P2"><text:tab/><text:tab/><text:span text:style-name="T1">iii) MCI</text:span></text:p>
      <text:p text:style-name="P2"><text:tab/><text:tab/><text:span text:style-name="T1">iv) Bulk Action</text:span></text:p>
      <text:p text:style-name="P2"><text:tab/><text:tab/><text:span text:style-name="T1">v) Report</text:span></text:p>
      <text:p text:style-name="P2"><text:tab/><text:tab/><text:span text:style-name="T1">vi) Extras</text:span></text:p>
      <text:p text:style-name="P2"><text:tab/><text:tab/><text:span text:style-name="T1">vii) Inventory</text:span></text:p>
      <text:p text:style-name="P2"><text:tab/><text:tab/><text:span text:style-name="T1">viii)</text:span><text:tab/><text:span text:style-name="T1">Control Panel</text:span></text:p>
      <text:p text:style-name="P2"><text:tab/><text:tab/><text:span text:style-name="T1">ix) Manage Item by Rack</text:span></text:p>
      <text:p text:style-name="P1"><text:tab/>5) Report</text:p>
      <text:p text:style-name="P1"><text:tab/>6) Receivings</text:p>
      <text:p text:style-name="P1"><text:tab/>7) Sales</text:p>
      <text:p text:style-name="P1"><text:tab/>8) Office<text:tab/></text:p>
      <text:p text:style-name="P3"><text:tab/><text:tab/><text:span text:style-name="T1">i) Shop</text:span></text:p>
      <text:p text:style-name="P3"><text:tab/><text:tab/><text:span text:style-name="T1">ii) Employees</text:span></text:p>
      <text:p text:style-name="P3"><text:tab/><text:tab/><text:span text:style-name="T1">iii) Configuration</text:span></text:p>
      <text:p text:style-name="P3"><text:tab/><text:tab/><text:span text:style-name="T1">iv) Offers</text:span></text:p>
      <text:p text:style-name="P3"><text:tab/><text:tab/><text:span text:style-name="T1">v) Role and Permissions</text:span></text:p>
      <text:p text:style-name="P3"><text:tab/><text:tab/><text:span text:style-name="T1">vi) Reference</text:span></text:p>
      <text:p text:style-name="P3"><text:tab/><text:tab/><text:span text:style-name="T1">vii) Reference commission </text:span></text:p>
      <text:p text:style-name="P3"><text:tab/><text:tab/><text:span text:style-name="T1">viii)</text:span><text:tab/><text:span text:style-name="T2">Wholesale Customers </text:span></text:p>
      <text:p text:style-name="P3"><text:tab/><text:tab/><text:span text:style-name="T1">ix) Repair Cost</text:span></text:p>
      <text:p text:style-name="P1"><text:tab/>9) Repair</text:p>
      <text:p text:style-name="P93"/>
      <text:p text:style-name="P12"/>
      <text:p text:style-name="P12"/>
      <text:p text:style-name="P12"><text:soft-page-break/></text:p>
      <text:p text:style-name="P12"/>
      <text:p text:style-name="P12"/>
      <text:p text:style-name="P59"><text:span text:style-name="T3">1) Home :-</text:span> </text:p>
      <text:p text:style-name="P12">* this is the homepage of our project, here we can see todays <text:s text:c="6"/>sale and currunt available item quantity in particular shop.</text:p>
      <text:p text:style-name="P12">* our own, daily login logout timings.</text:p>
      <text:p text:style-name="P12">* Receivings notifications.</text:p>
      <text:p text:style-name="P12">* “Request for Item” From here, our outlets can put their requirement for goods with each <text:span text:style-name="T9">and warehouse.</text:span></text:p>
      <text:p text:style-name="P13">* <text:span text:style-name="T106">Use home controller and home blade file for home menu in project.</text:span></text:p>
      <text:p text:style-name="P14"><text:span text:style-name="T106">* </text:span><text:span text:style-name="T107">Use item_discount_request blade file through by home controller </text:span><text:span text:style-name="T108">show discount</text:span><text:span text:style-name="T107">.</text:span></text:p>
      <text:p text:style-name="P91"><text:span text:style-name="T94">* </text:span><text:span text:style-name="T109">U</text:span><text:span text:style-name="T110">se request_for_item file</text:span><text:span text:style-name="T111"> and update item list on home page.</text:span></text:p>
      <text:p text:style-name="P15"><text:span text:style-name="T117">* </text:span><text:span text:style-name="T118">Use </text:span><text:span text:style-name="T119">open_close_detail blade file </text:span><text:span text:style-name="T118">for show loging and logout time on home page.</text:span></text:p>
      <text:p text:style-name="P12"/>
      <text:p text:style-name="P12"/>
      <text:p text:style-name="P33">2) Customers :-</text:p>
      <text:p text:style-name="P36">* <text:span text:style-name="T10">here we can create new customer by filling form and also can import excel sheet of customers (having all details of customer).</text:span></text:p>
      <text:p text:style-name="P38">And can edit particular customer</text:p>
      <text:p text:style-name="P36">* <text:span text:style-name="T10">here we can export all of our customers list. (Name and contacts)</text:span></text:p>
      <text:p text:style-name="P91"><text:span text:style-name="T109">* </text:span><text:span text:style-name="T112">Use </text:span><text:span text:style-name="T115">controller/</text:span><text:span text:style-name="T113">customer</text:span><text:span text:style-name="T112"> controller </text:span><text:span text:style-name="T116">file</text:span><text:span text:style-name="T112"> and </text:span><text:span text:style-name="T114">views/customer/</text:span><text:span text:style-name="T113">index</text:span><text:span text:style-name="T112"> blade file for </text:span><text:span text:style-name="T113">customer</text:span><text:span text:style-name="T112"> menu in project.</text:span></text:p>
      <text:p text:style-name="P37"><text:span text:style-name="T120">* </text:span><text:span text:style-name="T121">Use </text:span><text:span text:style-name="T122">views/customer/</text:span><text:span text:style-name="T121">all_customer blade file for show all customer on customer page.</text:span></text:p>
      <text:p text:style-name="P36"/>
      <text:p text:style-name="P36"/>
      <text:p text:style-name="P32">3) Items :-</text:p>
      <text:p text:style-name="P20"><text:span text:style-name="T11"><text:tab/><text:tab/></text:span><text:span text:style-name="T12">this is the major part of our project- </text:span></text:p>
      <text:p text:style-name="P25"><text:soft-page-break/><text:span text:style-name="T12">* here we can create and update particular item and quantity </text:span><text:span text:style-name="T13">of a particular item. </text:span><text:span text:style-name="T14">And multipal type of filters also available for searching items.</text:span></text:p>
      <text:p text:style-name="P39"/>
      <text:p text:style-name="P26"><text:span text:style-name="T13"><text:tab/></text:span># Excel Import :<text:span text:style-name="T11"> from here we can create items in bulk by <text:tab/>uploading Excel sheet</text:span></text:p>
      <text:p text:style-name="P26"><text:span text:style-name="T11"><text:tab/></text:span># update PP : <text:span text:style-name="T11">meanse Update Purchase Price, </text:span><text:span text:style-name="T15">this is only <text:tab/>for admin, who can update purchase price on the <text:tab/>particular barcode</text:span><text:span text:style-name="T11"> </text:span></text:p>
      <text:p text:style-name="P27"><text:span text:style-name="T11"><text:tab/></text:span># Excel <text:span text:style-name="T37">Update</text:span> :<text:span text:style-name="T11"> </text:span><text:span text:style-name="T16">here we can update Item Quantity in <text:tab/>bulk by uploading Excel sheet with selected <text:tab/>shop/warehouse</text:span></text:p>
      <text:p text:style-name="P28"><text:span text:style-name="T16"><text:tab/></text:span># <text:span text:style-name="T38">Repair Cost</text:span> :<text:span text:style-name="T11"> </text:span><text:span text:style-name="T15">this is only <text:tab/>for admin, </text:span><text:span text:style-name="T17">who can change or <text:tab/>create new repair cost </text:span><text:span text:style-name="T16">in bulk by uploading Excel sheet</text:span></text:p>
      <text:p text:style-name="P40"/>
      <text:p text:style-name="P30"><text:span text:style-name="T102">4) Manager :</text:span><text:span text:style-name="T39"> </text:span><text:span text:style-name="T36">this is the major part </text:span></text:p>
      <text:p text:style-name="P11"><text:span text:style-name="T4"><text:tab/>i) Count Actions</text:span><text:span text:style-name="T1"> : this is use to count item record by multipal way </text:span></text:p>
      <text:p text:style-name="P4"><text:tab/><text:span text:style-name="T4">ii) List Actions : </text:span><text:span text:style-name="T19">this will gives you all the details regarding<text:tab/>to items shop wise</text:span></text:p>
      <text:p text:style-name="P4"><text:tab/><text:span text:style-name="T4">iii) MCI : </text:span><text:span text:style-name="T19">this will manage all major assets of items <text:tab/>(category, sub category, brand, color, size)</text:span></text:p>
      <text:p text:style-name="P4"><text:tab/><text:span text:style-name="T4">iv) Bulk Action :</text:span><text:span text:style-name="T1"> here we can manage, update, delete all <text:tab/>offers , HSN codes, and discounts <text:s/></text:span></text:p>
      <text:p text:style-name="P4"><text:tab/><text:span text:style-name="T4">v) Report :</text:span><text:span text:style-name="T1"> from here we will get monthly sale report of <text:tab/>all shops </text:span></text:p>
      <text:p text:style-name="P4"><text:tab/><text:span text:style-name="T4">vi) Extras : </text:span><text:span text:style-name="T20">basic functionality </text:span></text:p>
      <text:p text:style-name="P4"><text:tab/><text:span text:style-name="T4">vii) Inventory : </text:span><text:span text:style-name="T20">from we will create (Approve/Decline) <text:tab/>barcode generator sheet</text:span></text:p>
      <text:p text:style-name="P4"><text:tab/><text:span text:style-name="T4">viii)</text:span><text:span text:style-name="T3"><text:tab/></text:span><text:span text:style-name="T4">Control Panel : </text:span><text:span text:style-name="T21">here, all shops details available here, <text:tab/>we can add </text:span><text:span text:style-name="T23">m</text:span><text:span text:style-name="T21">ore detailes or we can change in shop details <text:tab/>(Incharge, Cashier, Address, </text:span><text:span text:style-name="T23">T&amp;C</text:span><text:span text:style-name="T21"> etc)</text:span></text:p>
      <text:p text:style-name="P21"><text:soft-page-break/><text:span text:style-name="T16"><text:tab/></text:span><text:span text:style-name="T1">ix) Manage Item by Rack : </text:span><text:span text:style-name="T22">used for ware house only. Here <text:tab/>we managed all items by giving particular location to the <text:tab/>product.</text:span></text:p>
      <text:p text:style-name="P41"/>
      <text:p text:style-name="P31">5) Report :</text:p>
      <text:p text:style-name="P62"><text:span text:style-name="T41"><text:tab/></text:span><text:span text:style-name="T42">Graphical Report : </text:span><text:span text:style-name="T58">here we will get graphic based report.</text:span></text:p>
      <text:p text:style-name="P63"><text:span text:style-name="T42"><text:tab/>Summery Report : </text:span><text:span text:style-name="T58">here we will get chart based report.</text:span></text:p>
      <text:p text:style-name="P63"><text:span text:style-name="T42"><text:tab/>Detailed Report : </text:span><text:span text:style-name="T58">here we will get normal report with bill.</text:span></text:p>
      <text:p text:style-name="P63"><text:span text:style-name="T41"><text:tab/></text:span><text:span text:style-name="T43">Inventory Report : </text:span><text:span text:style-name="T58">here we will get inventory based report.</text:span></text:p>
      <text:p text:style-name="P42"/>
      <text:p text:style-name="P31">6) Receivings :</text:p>
      <text:p text:style-name="P16">Receivings done in two way – (most imp)</text:p>
      <text:p text:style-name="P16"><text:span text:style-name="T3"><text:tab/>1) via request :-</text:span><text:span text:style-name="T95">in this way, we need to go inside the <text:tab/>manage thansfer by pressing “Manage Transfer” key, inside this page you will get four menu-</text:span></text:p>
      <text:p text:style-name="P6"><text:tab/><text:tab/><text:span text:style-name="T5">i) Stock in :</text:span><text:span text:style-name="T95"> in this menu, we will see the return stock from shops.</text:span></text:p>
      <text:p text:style-name="P7"><text:span text:style-name="T5"><text:tab/><text:tab/>ii) Transfer log :</text:span><text:span text:style-name="T95"> here we will see the Transfer log <text:tab/><text:tab/><text:tab/><text:tab/>history of direct stock transfer to shops.</text:span></text:p>
      <text:p text:style-name="P7"><text:span text:style-name="T5"><text:tab/><text:tab/>iii) Reciving request :</text:span><text:span text:style-name="T95"> in this menu we will see the <text:tab/><text:tab/><text:tab/><text:tab/>Request coming from shops for items. And from <text:tab/><text:tab/><text:tab/>here we can generate DC for particulad shop who <text:tab/><text:tab/><text:tab/>requested to warehouse.</text:span></text:p>
      <text:p text:style-name="P7"><text:tab/><text:tab/><text:span text:style-name="T5">iv) Request Log :</text:span><text:span text:style-name="T95"> <text:s/>here we will see the history of <text:tab/><text:tab/><text:tab/><text:tab/>stock transfer to shops via request only.</text:span><text:tab/><text:tab/></text:p>
      <text:p text:style-name="P29"><text:tab/>2) via direct stock transfer :-</text:p>
      <text:p text:style-name="P8"><text:tab/><text:span text:style-name="T96">process – here,</text:span></text:p>
      <text:p text:style-name="P17"><text:tab/>* first we need to add some items by seraching barcode or <text:tab/>item name, and can increase or decrease quantity for <text:tab/>particular product.</text:p>
      <text:p text:style-name="P8"><text:span text:style-name="T96"><text:tab/>* then select destination and despatcher by entering WEB <text:tab/>KEY <text:s/></text:span><text:tab/></text:p>
      <text:p text:style-name="P8"><text:span text:style-name="T96"><text:tab/>* then add comment and go for </text:span><text:span text:style-name="T6">Finish</text:span></text:p>
      <text:p text:style-name="P8"><text:soft-page-break/><text:tab/>* <text:span text:style-name="T97">then we can see the history of transfer log in </text:span><text:span text:style-name="T7">(Manage <text:tab/>transfer -&gt; transfer log -&gt; all history here,)</text:span></text:p>
      <text:p text:style-name="P8"/>
      <text:p text:style-name="P31">7) Sales :</text:p>
      <text:p text:style-name="P5"><text:tab/><text:span text:style-name="T98">this is the most important part of our project.</text:span></text:p>
      <text:p text:style-name="P18">Process - </text:p>
      <text:p text:style-name="P5">* <text:span text:style-name="T99">Select bill type</text:span></text:p>
      <text:p text:style-name="P5">* <text:span text:style-name="T99">Add items with proper discount %</text:span></text:p>
      <text:p text:style-name="P9">* <text:span text:style-name="T98">Select Cashier with proper entiering webkey</text:span></text:p>
      <text:p text:style-name="P19">* Add customer</text:p>
      <text:p text:style-name="P9">* <text:span text:style-name="T99">Add reference (if available)</text:span></text:p>
      <text:p text:style-name="P9">* <text:span text:style-name="T99">Add other discount (if applicable)</text:span></text:p>
      <text:p text:style-name="P64"><text:span text:style-name="T82">* </text:span><text:span text:style-name="T83">Then put remaining amount from </text:span>Amount Due <text:s/><text:span text:style-name="T83">in cash/paytm/etc..</text:span></text:p>
      <text:p text:style-name="P64"><text:span text:style-name="T83">* </text:span><text:span text:style-name="T84">Apply Voucher (if available)</text:span></text:p>
      <text:p text:style-name="P64"><text:span text:style-name="T84">* </text:span><text:span text:style-name="T85">Then add Comment/Remark and Add Payment</text:span></text:p>
      <text:p text:style-name="P5"/>
      <text:p text:style-name="P10"><text:span text:style-name="T8">8) Office<text:tab/>:</text:span> <text:s text:c="3"/></text:p>
      <text:p text:style-name="P5"><text:tab/><text:span text:style-name="T4">i) Shop : </text:span><text:span text:style-name="T24">we will use this menu</text:span><text:span text:style-name="T4"> </text:span><text:span text:style-name="T24">to create new shop or edit <text:tab/>existing shop details.</text:span></text:p>
      <text:p text:style-name="P23"><text:tab/><text:span text:style-name="T1">ii) Employees : </text:span><text:span text:style-name="T24">we will use this menu</text:span><text:span text:style-name="T1"> </text:span><text:span text:style-name="T24">to create new <text:tab/>employee or edit existing employee details, </text:span><text:span text:style-name="T27">permissions, <text:tab/>roles</text:span><text:span text:style-name="T24">. </text:span><text:span text:style-name="T25">Who will add at the time to create </text:span><text:span text:style-name="T26">new </text:span><text:span text:style-name="T25">shop</text:span><text:span text:style-name="T26">s.</text:span></text:p>
      <text:p text:style-name="P22"><text:tab/><text:span text:style-name="T1">iii) Configuration : </text:span><text:span text:style-name="T18">this is </text:span><text:span text:style-name="T28">only</text:span><text:span text:style-name="T18"> about </text:span><text:span text:style-name="T28">the company details.</text:span><text:span text:style-name="T18"> <text:s/></text:span></text:p>
      <text:p text:style-name="P22"><text:tab/><text:span text:style-name="T1">iv) Offers : </text:span><text:span text:style-name="T29">we will use this menu </text:span><text:span text:style-name="T18">to create new offer </text:span><text:span text:style-name="T29">or <text:tab/>gift voucher </text:span><text:span text:style-name="T18"><text:s/></text:span></text:p>
      <text:p text:style-name="P22"><text:tab/><text:span text:style-name="T1">v) Role and Permissions : </text:span><text:span text:style-name="T18">we will use this menu to create <text:tab/>new role and permission module.</text:span></text:p>
      <text:p text:style-name="P22"><text:tab/><text:span text:style-name="T1">vi) Reference : </text:span><text:span text:style-name="T18">we will use this menu to create new <text:tab/>reference and their paymend details</text:span><text:span text:style-name="T1">.</text:span></text:p>
      <text:p text:style-name="P22"><text:tab/><text:span text:style-name="T1">vii) Reference commission : <text:tab/></text:span><text:span text:style-name="T18">commission amount details</text:span></text:p>
      <text:p text:style-name="P24"><text:span text:style-name="T1"><text:tab/>viii)</text:span><text:tab/><text:span text:style-name="T2">Wholesale Customers : <text:tab/></text:span><text:span text:style-name="T30">this menu is very usefull for <text:tab/>admin and super admin, in this menu all wholesale <text:tab/>customer<text:tab/>details, </text:span><text:span text:style-name="T31">due amount, pending bills, </text:span><text:span text:style-name="T32">etc</text:span></text:p>
      <text:p text:style-name="P24"><text:soft-page-break/><text:span text:style-name="T2"><text:tab/>ix) Repair Cost : </text:span><text:span text:style-name="T32">create new repairing cost for new item <text:tab/>and existing items</text:span></text:p>
      <text:p text:style-name="P10"/>
      <text:p text:style-name="P22"><text:span text:style-name="T103">9) Repair :</text:span><text:span text:style-name="T18"> </text:span><text:span text:style-name="T33">this menu is only visible to </text:span><text:span text:style-name="T100">Repair panel</text:span><text:span text:style-name="T33"> and </text:span><text:span text:style-name="T100">Accounts. </text:span><text:span text:style-name="T33"><text:s/>In this menu </text:span><text:span text:style-name="T34">there is only the repaired item details and bill</text:span><text:span text:style-name="T35">s for repairing pannel</text:span></text:p>
      <text:p text:style-name="P43"/>
      <text:p text:style-name="P43"/>
      <text:p text:style-name="P77"><text:span text:style-name="T89">10</text:span><text:span text:style-name="T91">) </text:span><text:span text:style-name="T89">Stauts Of Bills Cancel Or Not Cancel</text:span><text:span text:style-name="T91"> :</text:span></text:p>
      <text:p text:style-name="P65"><text:span text:style-name="T67">S</text:span><text:span text:style-name="T65">tatus-1 <text:s/>-&gt; <text:s/>Cancel Bill</text:span></text:p>
      <text:p text:style-name="P66"><text:span text:style-name="T67">S</text:span><text:span text:style-name="T66">tatus-0 <text:s/>-&gt; <text:s/>Not Cancel Bill</text:span></text:p>
      <text:p text:style-name="P45"/>
      <text:p text:style-name="P76"><text:span text:style-name="T89">1</text:span><text:span text:style-name="T92">1</text:span><text:span text:style-name="T91">) </text:span><text:span text:style-name="T89">Stauts Of </text:span><text:span text:style-name="T92">Receivings Menu</text:span><text:span text:style-name="T91"> :</text:span></text:p>
      <text:p text:style-name="P68"><text:span text:style-name="T71">1) </text:span><text:span text:style-name="T68">G</text:span><text:span text:style-name="T66">enerate </text:span><text:span text:style-name="T69">DC <text:s text:c="2"/>Status -&gt; 1</text:span></text:p>
      <text:p text:style-name="P46"><text:span text:style-name="T105">2) </text:span>Approve DC <text:s text:c="2"/>Status -&gt; 2</text:p>
      <text:p text:style-name="P78"><text:span text:style-name="T72">3</text:span><text:span text:style-name="T71">) </text:span><text:span text:style-name="T70">Completed</text:span><text:span text:style-name="T66"> </text:span><text:span text:style-name="T69">DC <text:s text:c="2"/>Status -&gt; </text:span><text:span text:style-name="T70">2</text:span></text:p>
      <text:p text:style-name="P67"><text:span text:style-name="T72">4</text:span><text:span text:style-name="T71">) </text:span><text:span text:style-name="T69">Processing</text:span><text:span text:style-name="T66"> </text:span><text:span text:style-name="T69">DC <text:s text:c="2"/>Status -&gt; 0</text:span></text:p>
      <text:p text:style-name="P67"><text:span text:style-name="T72">5</text:span><text:span text:style-name="T71">) </text:span><text:span text:style-name="T69">Not Accept</text:span><text:span text:style-name="T66"> </text:span><text:span text:style-name="T69">DC <text:s text:c="2"/>Status -&gt; 0</text:span></text:p>
      <text:p text:style-name="P74"><text:span text:style-name="T72">6</text:span><text:span text:style-name="T71">) </text:span><text:span text:style-name="T69">Accept</text:span><text:span text:style-name="T66"> </text:span><text:span text:style-name="T69">DC <text:s text:c="2"/>Status -&gt; 0</text:span></text:p>
      <text:p text:style-name="P74"><text:span text:style-name="T71">7) </text:span><text:span text:style-name="T70">Pandding</text:span><text:span text:style-name="T66"> </text:span><text:span text:style-name="T69">DC <text:s text:c="2"/>Status -&gt; 0</text:span></text:p>
      <text:p text:style-name="P78"><text:span text:style-name="T72">8</text:span><text:span text:style-name="T71">) </text:span><text:span text:style-name="T70">Decline</text:span><text:span text:style-name="T66"> </text:span><text:span text:style-name="T69">DC <text:s text:c="2"/>Status -&gt; </text:span><text:span text:style-name="T70">4</text:span></text:p>
      <text:p text:style-name="P46"/>
      <text:p text:style-name="P75"><text:span text:style-name="T89">1</text:span><text:span text:style-name="T93">1.1</text:span><text:span text:style-name="T91">) </text:span><text:span text:style-name="T90">Delete Wrong DC Entry In Transffer Log </text:span><text:span text:style-name="T91">:</text:span></text:p>
      <text:p text:style-name="P69"><text:span text:style-name="T59">G</text:span><text:span text:style-name="T57">o To database Receiving and Receiving_items table and search Receiving Id than copy updated_at time and paste on delete</text:span><text:span text:style-name="T60">d_at</text:span><text:span text:style-name="T57"> <text:s/>column in Receiving table last column and record will delete on transffer log in frontend.</text:span></text:p>
      <text:p text:style-name="P47"/>
      <text:p text:style-name="P85"><text:span text:style-name="T52">11.2</text:span><text:span text:style-name="T44">) </text:span><text:span text:style-name="T53">Automatic Generate</text:span><text:span text:style-name="T54"> DC </text:span><text:span text:style-name="T44">:</text:span></text:p>
      <text:p text:style-name="P70"><text:span text:style-name="T59">G</text:span><text:span text:style-name="T57">ive request LH Shop to another shop so DC will automatic generate request will accept also know </text:span><text:span text:style-name="T60">and status change automatice 2 in receiving table </text:span><text:span text:style-name="T61">stock_movemnt table and stock_transffer table</text:span><text:span text:style-name="T60">.</text:span></text:p>
      <text:p text:style-name="P48"/>
      <text:p text:style-name="P83"><text:soft-page-break/><text:span text:style-name="T52">11.3</text:span><text:span text:style-name="T44">) </text:span><text:span text:style-name="T45">Receiving Menu Full Detail</text:span><text:span text:style-name="T44">:</text:span></text:p>
      <text:p text:style-name="P83"><text:span text:style-name="T75">1</text:span><text:span text:style-name="T78">1</text:span><text:span text:style-name="T74">.</text:span><text:span text:style-name="T78">3</text:span><text:span text:style-name="T68">.</text:span><text:span text:style-name="T78">1</text:span><text:span text:style-name="T74">) Receiving Menu Routes</text:span></text:p>
      <text:p text:style-name="P83"><text:span text:style-name="T75">1</text:span><text:span text:style-name="T78">1</text:span><text:span text:style-name="T74">.</text:span><text:span text:style-name="T78">3.2</text:span><text:span text:style-name="T74">) Receiving Menu Controllers</text:span></text:p>
      <text:p text:style-name="P83"><text:span text:style-name="T74"><text:tab/></text:span><text:span text:style-name="T73">1</text:span><text:span text:style-name="T78">1</text:span><text:span text:style-name="T73">.</text:span><text:span text:style-name="T78">3</text:span><text:span text:style-name="T73">.</text:span><text:span text:style-name="T79">2</text:span><text:span text:style-name="T78">.</text:span><text:span text:style-name="T73">1) Receiving Controller</text:span></text:p>
      <text:p text:style-name="P82"><text:span text:style-name="T73"><text:tab/>1</text:span><text:span text:style-name="T78">1</text:span><text:span text:style-name="T73">.</text:span><text:span text:style-name="T78">3</text:span><text:span text:style-name="T73">.</text:span><text:span text:style-name="T79">2</text:span><text:span text:style-name="T78">.2</text:span><text:span text:style-name="T73">) Receivingcheck Controller</text:span></text:p>
      <text:p text:style-name="P82"><text:span text:style-name="T73"><text:tab/>1</text:span><text:span text:style-name="T78">1.3</text:span><text:span text:style-name="T73">.</text:span><text:span text:style-name="T79">2</text:span><text:span text:style-name="T73">.</text:span><text:span text:style-name="T77">3</text:span><text:span text:style-name="T73">) Receiving/Managetransfer/Managetransfer Controller</text:span></text:p>
      <text:p text:style-name="P88"><text:span text:style-name="T73"><text:tab/>1</text:span><text:span text:style-name="T78">1</text:span><text:span text:style-name="T73">.</text:span><text:span text:style-name="T78">3</text:span><text:span text:style-name="T73">.</text:span><text:span text:style-name="T79">2</text:span><text:span text:style-name="T78">.4</text:span><text:span text:style-name="T73">) Challan Controller</text:span></text:p>
      <text:p text:style-name="P89"><text:span text:style-name="T73">1</text:span><text:span text:style-name="T65">1.3.3) Receiving Menu Models</text:span></text:p>
      <text:p text:style-name="P83"><text:span text:style-name="T75">1</text:span><text:span text:style-name="T78">1</text:span><text:span text:style-name="T74">.</text:span><text:span text:style-name="T76">3.</text:span><text:span text:style-name="T80">4</text:span><text:span text:style-name="T74">) Receiving Menu Blade Files</text:span></text:p>
      <text:p text:style-name="P49"/>
      <text:p text:style-name="P83"><text:span text:style-name="T46">1</text:span><text:span text:style-name="T52">1.3</text:span><text:span text:style-name="T45">.1</text:span><text:span text:style-name="T44">) </text:span><text:span text:style-name="T45">Receiving Menu Route</text:span><text:span text:style-name="T44">:</text:span></text:p>
      <text:p text:style-name="P79"><text:span text:style-name="T86">M</text:span><text:span text:style-name="T81">any types route in receiving route.</text:span></text:p>
      <text:p text:style-name="P50"/>
      <text:p text:style-name="P84"><text:span text:style-name="T46">1</text:span><text:span text:style-name="T52">1</text:span><text:span text:style-name="T45">.</text:span><text:span text:style-name="T52">3.2</text:span><text:span text:style-name="T44">) </text:span><text:span text:style-name="T45">Receiving Menu </text:span><text:span text:style-name="T47">Controller:</text:span></text:p>
      <text:p text:style-name="P35"/>
      <text:p text:style-name="P84"><text:span text:style-name="T47">1</text:span><text:span text:style-name="T52">1</text:span><text:span text:style-name="T47">.</text:span><text:span text:style-name="T52">3</text:span><text:span text:style-name="T47">.</text:span><text:span text:style-name="T52">2.1</text:span><text:span text:style-name="T47">) Receiving Controller:</text:span></text:p>
      <text:p text:style-name="P80"><text:span text:style-name="T87">Receiving Controller is use for Receiving Menu Main Page.This controller is use for store data delete data save category on item </text:span><text:span text:style-name="T88">releated function</text:span><text:span text:style-name="T87"> etc.</text:span></text:p>
      <text:p text:style-name="P50"/>
      <text:p text:style-name="P86"><text:span text:style-name="T47">1</text:span><text:span text:style-name="T52">1</text:span><text:span text:style-name="T47">.</text:span><text:span text:style-name="T52">3</text:span><text:span text:style-name="T47">.</text:span><text:span text:style-name="T52">2.2</text:span><text:span text:style-name="T47">) Receiving</text:span><text:span text:style-name="T48">check</text:span><text:span text:style-name="T47"> Controller:</text:span></text:p>
      <text:p text:style-name="P81"><text:span text:style-name="T81">Receivingcheck controller is use for receiving check items and sales items check </text:span><text:span text:style-name="T88">releated function</text:span><text:span text:style-name="T81"> is in dbf security shop.</text:span></text:p>
      <text:p text:style-name="P51"/>
      <text:p text:style-name="P86"><text:span text:style-name="T47">1</text:span><text:span text:style-name="T52">1</text:span><text:span text:style-name="T47">.</text:span><text:span text:style-name="T52">3</text:span><text:span text:style-name="T47">.</text:span><text:span text:style-name="T52">2.3</text:span><text:span text:style-name="T47">) </text:span><text:span text:style-name="T49">Receiving/Managetransfer/Managetransfer Controller</text:span><text:span text:style-name="T47">:</text:span></text:p>
      <text:p text:style-name="P71"><text:span text:style-name="T57">This controller is use for</text:span><text:span text:style-name="T40"> </text:span><text:span text:style-name="T57">Receiving Request releated function, Search Items </text:span><text:span text:style-name="T62">releated function, Item quantity update realeted function.</text:span></text:p>
      <text:p text:style-name="P52"/>
      <text:p text:style-name="P86"><text:span text:style-name="T47">1</text:span><text:span text:style-name="T52">1</text:span><text:span text:style-name="T47">.</text:span><text:span text:style-name="T52">3</text:span><text:span text:style-name="T47">.</text:span><text:span text:style-name="T52">2.4</text:span><text:span text:style-name="T47">) </text:span><text:span text:style-name="T50">Challan</text:span><text:span text:style-name="T49"> Controller</text:span><text:span text:style-name="T47">:</text:span></text:p>
      <text:p text:style-name="P72"><text:span text:style-name="T57">This controller is use for </text:span><text:span text:style-name="T63">generate item challan, show item challan, challan excel table, update repair item, retain repair item releted function etc.</text:span></text:p>
      <text:p text:style-name="P53"><text:soft-page-break/></text:p>
      <text:p text:style-name="P87"><text:span text:style-name="T46">1</text:span><text:span text:style-name="T52">1</text:span><text:span text:style-name="T45">.</text:span><text:span text:style-name="T52">3</text:span><text:span text:style-name="T45">.</text:span><text:span text:style-name="T51">3</text:span><text:span text:style-name="T44">) </text:span><text:span text:style-name="T45">Receiving Menu </text:span><text:span text:style-name="T55">Models</text:span><text:span text:style-name="T47">:</text:span></text:p>
      <text:p text:style-name="P73"><text:span text:style-name="T40"><text:tab/></text:span><text:span text:style-name="T64">11.3.3.1) Receiving Model</text:span></text:p>
      <text:p text:style-name="P54"><text:tab/>11.3.3.2) Receiving Request Model</text:p>
      <text:p text:style-name="P54"><text:tab/>11.3.3.3) Receiving Item Model</text:p>
      <text:p text:style-name="P54"><text:tab/>11.3.3.4) Receiving Request Copy Model</text:p>
      <text:p text:style-name="P54"><text:tab/>11.3.3.5) Receiving Request Item Model</text:p>
      <text:p text:style-name="P73"/>
      <text:p text:style-name="P90"><text:span text:style-name="T46">1</text:span><text:span text:style-name="T52">1</text:span><text:span text:style-name="T45">.</text:span><text:span text:style-name="T52">3</text:span><text:span text:style-name="T45">.</text:span><text:span text:style-name="T56">4</text:span><text:span text:style-name="T44">) </text:span><text:span text:style-name="T45">Receiving Menu </text:span><text:span text:style-name="T56">Blade Files</text:span><text:span text:style-name="T47">:</text:span></text:p>
      <text:p text:style-name="P55">1) There are 3 files in receiving folder</text:p>
      <text:p text:style-name="P55"><text:tab/>11.3.4.1.1) Chalan.blade</text:p>
      <text:p text:style-name="P55"><text:tab/>11.3.4.1.2) index.blade</text:p>
      <text:p text:style-name="P55"><text:tab/>11.3.4.1.3) items-display.blade</text:p>
      <text:p text:style-name="P55">2) There are 5 files in receiving in manage transfer folder</text:p>
      <text:p text:style-name="P55"><text:tab/>11.3.4.2.1) All-chalances.blade</text:p>
      <text:p text:style-name="P55"><text:tab/>11.3.4.2.2) Challan-table.blade</text:p>
      <text:p text:style-name="P55"><text:tab/>11.3.4.2.3) Index.blade</text:p>
      <text:p text:style-name="P55"><text:tab/>11.3.4.2.4) Show.blade</text:p>
      <text:p text:style-name="P56"><text:tab/>11.3.4.2.5) Update_item.blade</text:p>
      <text:p text:style-name="P57">3) There are 1 file in receiving in request folder</text:p>
      <text:p text:style-name="P57"><text:tab/>11.3.4.3.1) Index.blade</text:p>
      <text:p text:style-name="P58">4) Items-check and sales-check folders file is use for dbf_security shop.</text:p>
      <text:p text:style-name="P9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2">08:30:00</text:p>
          </table:table-cell>
        </table:table-row>
        <table:table-row table:style-name="Table1.1">
          <table:table-cell table:style-name="Table1.A1" office:value-type="string">
            <text:p text:style-name="P92">11:15:00</text:p>
          </table:table-cell>
        </table:table-row>
        <table:table-row table:style-name="Table1.1">
          <table:table-cell table:style-name="Table1.A1" office:value-type="string">
            <text:p text:style-name="P92">01:30:00</text:p>
          </table:table-cell>
        </table:table-row>
        <table:table-row table:style-name="Table1.1">
          <table:table-cell table:style-name="Table1.A1" office:value-type="string">
            <text:p text:style-name="P92">04:00:00</text:p>
          </table:table-cell>
        </table:table-row>
        <table:table-row table:style-name="Table1.1">
          <table:table-cell table:style-name="Table1.A1" office:value-type="string">
            <text:p text:style-name="P92">05:45:00</text:p>
          </table:table-cell>
        </table:table-row>
        <table:table-row table:style-name="Table1.1">
          <table:table-cell table:style-name="Table1.A1" office:value-type="string">
            <text:p text:style-name="P92">06:50:00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7:49:20.046146381</meta:creation-date>
    <dc:date>2022-01-29T18:46:59.592762551</dc:date>
    <meta:editing-duration>P1DT7H8M58S</meta:editing-duration>
    <meta:editing-cycles>154</meta:editing-cycles>
    <meta:generator>LibreOffice/6.4.7.2$Linux_X86_64 LibreOffice_project/40$Build-2</meta:generator>
    <meta:document-statistic meta:table-count="1" meta:image-count="0" meta:object-count="0" meta:page-count="8" meta:paragraph-count="164" meta:word-count="1381" meta:character-count="8366" meta:non-whitespace-character-count="6926"/>
  </office:meta>
</office:document-meta>
</file>